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77ab" officeooo:paragraph-rsid="000477ab"/>
    </style:style>
    <style:style style:name="P2" style:family="paragraph" style:parent-style-name="Standard">
      <style:paragraph-properties fo:text-align="justify" style:justify-single-word="false"/>
      <style:text-properties officeooo:rsid="000477ab" officeooo:paragraph-rsid="000477ab"/>
    </style:style>
    <style:style style:name="P3" style:family="paragraph" style:parent-style-name="Standard">
      <style:paragraph-properties fo:text-align="justify" style:justify-single-word="false"/>
      <style:text-properties officeooo:rsid="00066ef1" officeooo:paragraph-rsid="00066ef1"/>
    </style:style>
    <style:style style:name="T1" style:family="text">
      <style:text-properties officeooo:rsid="00066e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áció</text:p>
      <text:p text:style-name="P2"/>
      <text:p text:style-name="P2"/>
      <text:p text:style-name="P2">A sakk programom félkész állapotánál a grafikus megjelenítés és a bábúk léptetése működik, illetve sárga négyzetekkel kijelzi, a program egyes karakterek lépési mezőit és csak oda tudnak lépni.</text:p>
      <text:p text:style-name="P2"/>
      <text:p text:style-name="P2">Eddig működik a megjelenítés és kattintás, de azon belül a megjelenítésnél az alap_hatter függvény és a hatter_rajzol függvény érdekes bugot alkot vagy működést végez. Az alap_hatter egy 8x8-as bool tömb minden indexénél true-ra állít. Majd a hatter rajzol függvény akkor rajzol ki egy adott sarga negyzetet, ha true. Ennek ellenére true-ra allított tomb elemeket nem jelzi ki sargaként és a false-ra állított tomb elemeket jelzi ki sárgaként. Ezen a funkció működését még később kijavítom, de egyenlőre működik fura viselkedése ellenére.</text:p>
      <text:p text:style-name="P2"/>
      <text:p text:style-name="P2">De nem csak ez a kettő függvénnyel és programrésszel gyarapodott a program. Felépítésében eddig a main.c, a fv.c és fv.h illetve a lepes.c és lepes.h fájlokból áll. A main.c-ben fut a fő programrész és itt főleg a grafikus megjelenítés logikája található jelenleg. A fv.c-ben grafikus és különböző általánosan kellendő fügvények helyezkednek el amit a fv.h val csatolok össze a main.c-hez. A lepes.c fájlban a bábúk lépéseit leíró függvények vannak és a lepes.h függvénnyel fűzöm a main.c-hez. Ezen fájlok mellé tervezek egy logika.c fájlt is létrehozni, amiben a <text:span text:style-name="T1">sakk logika elemeit tervezem hozzáadni illetve egy fajlkezelő fájlt is ami a játék mentésében segít majd.</text:span></text:p>
      <text:p text:style-name="P2"/>
      <text:p text:style-name="P3">A main.c fájlban először a kep_betölt függvénnyel 3 képet töltök be az img mappából. Ezek után létrehom a 8x8-as sakk_táblát ahol a bábúk helyzetét írom le és ezek után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21:25:03.011591792</meta:creation-date>
    <dc:date>2021-11-14T21:50:32.409209991</dc:date>
    <meta:editing-duration>PT7M39S</meta:editing-duration>
    <meta:editing-cycles>1</meta:editing-cycles>
    <meta:document-statistic meta:table-count="0" meta:image-count="0" meta:object-count="0" meta:page-count="1" meta:paragraph-count="5" meta:word-count="241" meta:character-count="1581" meta:non-whitespace-character-count="1344"/>
    <meta:generator>LibreOffice/7.2.2.2$Linux_X86_64 LibreOffice_project/20$Build-2</meta:generator>
  </office:meta>
</office:document-meta>
</file>